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Tutub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]+1" office:value-type="float" office:value="759" calcext:value-type="float">
            <text:p>759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Blumentrit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]+1" office:value-type="float" office:value="760" calcext:value-type="float">
            <text:p>760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Laon La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3]+1" office:value-type="float" office:value="761" calcext:value-type="float">
            <text:p>761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Espa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]+1" office:value-type="float" office:value="762" calcext:value-type="float">
            <text:p>762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Pandac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5]+1" office:value-type="float" office:value="763" calcext:value-type="float">
            <text:p>763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Pac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6]+1" office:value-type="float" office:value="764" calcext:value-type="float">
            <text:p>764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San Andr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7]+1" office:value-type="float" office:value="765" calcext:value-type="float">
            <text:p>765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Vito Cruz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8]+1" office:value-type="float" office:value="766" calcext:value-type="float">
            <text:p>766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Buendi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9]+1" office:value-type="float" office:value="767" calcext:value-type="float">
            <text:p>767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Pasay Roa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0]+1" office:value-type="float" office:value="768" calcext:value-type="float">
            <text:p>768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EDS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1]+1" office:value-type="float" office:value="769" calcext:value-type="float">
            <text:p>769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Nichol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2]+1" office:value-type="float" office:value="770" calcext:value-type="float">
            <text:p>770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FT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3]+1" office:value-type="float" office:value="771" calcext:value-type="float">
            <text:p>771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Bicut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4]+1" office:value-type="float" office:value="772" calcext:value-type="float">
            <text:p>772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Suca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5]+1" office:value-type="float" office:value="773" calcext:value-type="float">
            <text:p>773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Alaba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6]+1" office:value-type="float" office:value="774" calcext:value-type="float">
            <text:p>774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Muntinlup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7]+1" office:value-type="float" office:value="775" calcext:value-type="float">
            <text:p>775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San Pedr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8]+1" office:value-type="float" office:value="776" calcext:value-type="float">
            <text:p>776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Pacita Mai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9]+1" office:value-type="float" office:value="777" calcext:value-type="float">
            <text:p>777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Golden City 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0]+1" office:value-type="float" office:value="778" calcext:value-type="float">
            <text:p>778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Bina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1]+1" office:value-type="float" office:value="779" calcext:value-type="float">
            <text:p>779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Sta Ros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2]+1" office:value-type="float" office:value="780" calcext:value-type="float">
            <text:p>780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Cabuya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3]+1" office:value-type="float" office:value="781" calcext:value-type="float">
            <text:p>781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Mamati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4]+1" office:value-type="float" office:value="782" calcext:value-type="float">
            <text:p>782</text:p>
          </table:table-cell>
          <table:table-cell office:value-type="string" calcext:value-type="string">
            <text:p>MSC758</text:p>
          </table:table-cell>
          <table:table-cell office:value-type="string" calcext:value-type="string">
            <text:p>Sta Mesa</text:p>
          </table:table-cell>
          <table:table-cell office:value-type="string" calcext:value-type="string">
            <text:p>Calamba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9:13:54.565081955</meta:creation-date>
    <dc:date>2021-03-04T09:37:10.607151971</dc:date>
    <meta:editing-duration>PT13M6S</meta:editing-duration>
    <meta:editing-cycles>1</meta:editing-cycles>
    <meta:document-statistic meta:table-count="1" meta:cell-count="125" meta:object-count="0"/>
    <meta:generator>LibreOffice/6.4.6.2$Linux_X86_64 LibreOffice_project/40$Build-2</meta:generator>
  </office:meta>
</office:document-meta>
</file>